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535in" fo:margin-left="0.0313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01in"/>
    </style:style>
    <style:style style:name="Table1.C" style:family="table-column">
      <style:table-column-properties style:column-width="1.5403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Обычный_20__28_веб_29_">
      <style:paragraph-properties fo:margin-top="0in" fo:margin-bottom="0in" style:contextual-spacing="false" fo:orphans="0" fo:widows="0"/>
    </style:style>
    <style:style style:name="P2" style:family="paragraph" style:parent-style-name="Table_20_Contents">
      <style:paragraph-properties fo:orphans="0" fo:widows="0"/>
    </style:style>
    <style:style style:name="P3" style:family="paragraph" style:parent-style-name="Table_20_Contents">
      <style:paragraph-properties fo:text-align="center" style:justify-single-word="false" fo:orphans="0" fo:widows="0"/>
    </style:style>
    <style:style style:name="P4" style:family="paragraph" style:parent-style-name="Standard_20__28_WW_29_">
      <style:paragraph-properties fo:text-align="center" style:justify-single-word="false"/>
    </style:style>
    <style:style style:name="P5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6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7" style:family="paragraph" style:parent-style-name="Standard_20__28_WW_29_">
      <style:text-properties fo:language="ru" fo:country="RU"/>
    </style:style>
    <style:style style:name="P8" style:family="paragraph" style:parent-style-name="Table_20_Contents">
      <style:paragraph-properties fo:orphans="0" fo:widows="0"/>
      <style:text-properties fo:language="ru" fo:country="RU"/>
    </style:style>
    <style:style style:name="P9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Обычный_20__28_веб_29_">
      <style:paragraph-properties fo:margin-top="0in" fo:margin-bottom="0in" style:contextual-spacing="false" fo:orphans="0" fo:widows="0"/>
    </style:style>
    <style:style style:name="P12" style:family="paragraph" style:parent-style-name="Standard_20__28_WW_29_">
      <style:paragraph-properties fo:text-align="center" style:justify-single-word="false"/>
    </style:style>
    <style:style style:name="P13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4" style:family="paragraph" style:parent-style-name="Table_20_Contents">
      <style:paragraph-properties fo:orphans="0" fo:widows="0"/>
    </style:style>
    <style:style style:name="P15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style:font-style-complex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style:font-name="Times New Roman CYR" fo:language="ru" fo:country="RU" style:font-name-complex="Times New Roman CYR1"/>
    </style:style>
    <style:style style:name="T8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9" style:family="text">
      <style:text-properties style:font-name="Calibri" fo:language="ru" fo:country="RU" style:text-underline-style="solid" style:text-underline-width="auto" style:text-underline-color="font-color" style:font-name-complex="Times New Roman CYR1"/>
    </style:style>
    <style:style style:name="T10" style:family="text">
      <style:text-properties style:font-name="Calibri" fo:language="ru" fo:country="RU" style:text-underline-style="solid" style:text-underline-width="auto" style:text-underline-color="font-color" officeooo:rsid="000a0bf9" style:font-name-complex="Times New Roman CYR1"/>
    </style:style>
    <style:style style:name="T11" style:family="text">
      <style:text-properties style:font-name="Calibri" fo:language="ru" fo:country="RU" style:text-underline-style="solid" style:text-underline-width="auto" style:text-underline-color="font-color" officeooo:rsid="000b8f25" style:font-name-complex="Times New Roman CYR1"/>
    </style:style>
    <style:style style:name="T12" style:family="text">
      <style:text-properties style:text-position="super 58%"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font-size="12pt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Университет ИТМО, факультет программной инженерии и компьютерной техники</text:span><text:span text:style-name="T1"/></text:p>
      <text:p text:style-name="P4"><text:span text:style-name="T1">Двухнедельная отчётная работа по «Информатике»: аннотация к статье</text:span><text:span text:style-name="T1"/></text:p>
      <text:p text:style-name="P4"><text:span text:style-name="T7">Дата прошедшей лекции: </text:span><text:span text:style-name="T9">27</text:span><text:span text:style-name="T8">.</text:span><text:span text:style-name="T9">09</text:span><text:span text:style-name="T8">.</text:span><text:span text:style-name="T9">2023</text:span><text:span text:style-name="T7"><text:tab/>Номер прошедшей лекции</text:span><text:span text:style-name="T1">: </text:span><text:span text:style-name="T2">№2</text:span><text:span text:style-name="T7"><text:tab/>Дата сдачи: </text:span><text:span text:style-name="T11">11</text:span><text:span text:style-name="T8">.</text:span><text:span text:style-name="T9">10</text:span><text:span text:style-name="T8">.</text:span><text:span text:style-name="T9">2023</text:span></text:p>
      <text:p text:style-name="P6"/>
      <text:p text:style-name="P5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13"><text:span text:style-name="T12"><text:tab/>Фамилия И.О. студента<text:tab/>не заполнять</text:span><text:span text:style-name="T12"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<text:span text:style-name="T3">Название</text:span><text:span text:style-name="T13"> </text:span><text:span text:style-name="T3">статьи</text:span><text:span text:style-name="T13">/</text:span><text:span text:style-name="T3">главы</text:span><text:span text:style-name="T13"> </text:span><text:span text:style-name="T3">книги</text:span><text:span text:style-name="T13">/</text:span><text:span text:style-name="T3">видеолекции</text:span></text:p>
            <text:p text:style-name="P2"><text:span text:style-name="T1">Сжатие изображений при помощи модели Stable Diffusion</text:span><text:span text:style-name="T1"/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13">ФИО автора статьи (или </text:span><text:span text:style-name="T15">e</text:span><text:span text:style-name="T13">-</text:span><text:span text:style-name="T15">mail</text:span><text:span text:style-name="T13">)</text:span></text:p>
            <text:p text:style-name="P1"><text:span text:style-name="T14">PatientZero</text:span><text:span text:style-name="T14"/></text:p>
          </table:table-cell>
          <table:table-cell table:style-name="Table1.A2" office:value-type="string">
            <text:p text:style-name="P3"><text:span text:style-name="T3">Дата публикации</text:span><text:span text:style-name="T3"/></text:p>
            <text:p text:style-name="P3"><text:span text:style-name="T3">(не старше 2020 года)</text:span><text:span text:style-name="T3"/></text:p>
            <text:p text:style-name="P3"><text:span text:style-name="T4"><text:s/>"</text:span><text:span text:style-name="T16">3</text:span><text:span text:style-name="T1">"октября </text:span>2022<text:span text:style-name="T1"> г.</text:span></text:p>
          </table:table-cell>
          <table:table-cell table:style-name="Table1.C2" office:value-type="string">
            <text:p text:style-name="P3"><text:span text:style-name="T3">Размер статьи</text:span><text:span text:style-name="T3"/></text:p>
            <text:p text:style-name="P3"><text:span text:style-name="T3">(от 400 слов)</text:span><text:span text:style-name="T3"/></text:p>
            <text:p text:style-name="P3">2136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T3">Прямая полная ссылка на источник или сокращённая ссылка (</text:span><text:span text:style-name="T13">bit</text:span><text:span text:style-name="T3">.</text:span><text:span text:style-name="T13">ly</text:span><text:span text:style-name="T3">, </text:span><text:span text:style-name="T13">tr</text:span><text:span text:style-name="T3">.</text:span><text:span text:style-name="T13">im</text:span><text:span text:style-name="T3"> и т. п.)</text:span></text:p>
            <text:p text:style-name="P2"><text:span text:style-name="T5">https://habr.com/ru/articles/691192/</text:span><text:span text:style-name="T5"/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2"><text:span text:style-name="T3">Теги, ключевые слова или словосочетания</text:span><text:span text:style-name="T3"/></text:p>
            <text:p text:style-name="P2">Stable<text:span text:style-name="T1"> </text:span>Diffusion<text:span text:style-name="T1">, сжатие изображений, кодеки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P2"><text:span text:style-name="T3">Перечень фактов, упомянутых в статье (минимум три пункта)</text:span><text:span text:style-name="T3"/></text:p>
            <text:p text:style-name="P2"><text:span text:style-name="T1">1. Stable Diffusion использует в тандеме три обученных искусственных нейронных сети (</text:span>Variational<text:span text:style-name="T1"> </text:span>Auto<text:span text:style-name="T1"> </text:span>Encoder<text:span text:style-name="T1">, </text:span>U<text:span text:style-name="T1">-</text:span>Net<text:span text:style-name="T1">, </text:span>Text<text:span text:style-name="T1"> </text:span>Encoder<text:span text:style-name="T1">).</text:span></text:p>
            <text:p text:style-name="P2"><text:span text:style-name="T1">2. </text:span>VAE<text:span text:style-name="T1"> кодирует и декодирует изображения из пространства изображений в некое описание в скрытом пространстве.</text:span></text:p>
            <text:p text:style-name="P2"><text:span text:style-name="T1">3. Основной алгоритм </text:span>Stable<text:span text:style-name="T1"> </text:span>Diffusion<text:span text:style-name="T1">, работает с этим описанием изображений в скрытом пространстве, итеративно избавляя это изображение от шума при помощи обученной </text:span>U<text:span text:style-name="T1">-</text:span>Net<text:span text:style-name="T1">, которая на выходе создаёт прогнозы того, что она «видит» в этом шуме.</text:span></text:p>
            <text:p text:style-name="P8"/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2"><text:span text:style-name="T3">Позитивные следствия и/или достоинства описанной в статье технологии (минимум три пункта)</text:span><text:span text:style-name="T3"/></text:p>
            <text:p text:style-name="P2"><text:span text:style-name="T1">1. Сжатие изображений при помощи Stable Diffusion обеспечивает гораздо большее качество изображения при меньшем размере файла по сравнению с JPG и WebP.</text:span><text:span text:style-name="T1"/></text:p>
            <text:p text:style-name="P2"><text:span text:style-name="T1">2. Декодирование VAE чрезвычайно устойчиво к квантизации данных скрытого пространства.</text:span><text:span text:style-name="T1"/></text:p>
            <text:p text:style-name="P2"><text:span text:style-name="T1">3. Добавляемые SD артефакты намного менее заметны, потому что они больше влияют на содержимое изображения, а не на его качество (это и плюс, и минус).</text:span><text:span text:style-name="T1"/></text:p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2"><text:span text:style-name="T3">Негативные следствия и/или недостатки описанной в статье технологии (минимум три пункта)</text:span><text:span text:style-name="T3"/></text:p>
            <text:p text:style-name="P10"><text:span text:style-name="T17">1. Добавленные схемой сжатия артефакты больше влияют на содержимое изображения, а не на его качество, поэтому сжатые таким образом изображения могут содержать артефакты.</text:span><text:span text:style-name="T17"/></text:p>
            <text:p text:style-name="P10"><text:span text:style-name="T17">2. Хотя результаты Stable Diffusion субъективно выглядят гораздо лучше изображений, сжатых JPG и WebP, они ненамного лучше (но и не хуже) с точки зрения стандартных метрик наподобие PSNR или SSIM.</text:span><text:span text:style-name="T17"/></text:p>
            <text:p text:style-name="P10"><text:span text:style-name="T17">3. На данный момент некоторые признаки не очень хорошо сохраняются VAE модели Stable Diffusion; в частности, возникают проблемы с мелким текстом и лицами.</text:span><text:span text:style-name="T17"/></text:p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2"><text:span text:style-name="T3">Ваши замечания, пожелания преподавателю </text:span><text:span text:style-name="T6">или</text:span><text:span text:style-name="T3"> анекдот о программистах</text:span></text:p>
            <text:p text:style-name="P8"/>
            <text:p text:style-name="P2"><text:span text:style-name="T1">Мем не поместился( </text:span><text:span text:style-name="T1"/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_20__28_user_29_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Указатель1" style:family="paragraph" style:parent-style-name="Standard_20__28_user_29_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_20__28_user_29_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_20__28_user_29_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Andale Sans UI" style:font-family-asian="'Andale Sans UI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_20__28_user_29_" style:display-name="Internet link (user)" style:family="text">
      <style:text-properties fo:color="#0563c1" loext:opacity="100%" style:text-underline-style="solid" style:text-underline-width="auto" style:text-underline-color="font-color"/>
    </style:style>
    <style:style style:name="Footnote_20_Symbol_20__28_user_29_" style:display-name="Footnote Symbol (user)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_20__28_user_29_" style:display-name="Endnote Symbol (user)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15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23:00</meta:creation-date>
    <meta:initial-creator>Vladimir Sosnin</meta:initial-creator>
    <dc:language>en-US</dc:language>
    <meta:print-date>1899-12-31T21:00:00</meta:print-date>
    <dc:date>2023-10-23T15:11:10.969655816</dc:date>
    <meta:editing-cycles>34</meta:editing-cycles>
    <meta:editing-duration>PT3H6M30S</meta:editing-duration>
    <meta:generator>LibreOffice/7.4.7.2$Linux_X86_64 LibreOffice_project/40$Build-2</meta:generator>
    <meta:document-statistic meta:table-count="1" meta:image-count="0" meta:object-count="0" meta:page-count="1" meta:paragraph-count="33" meta:word-count="336" meta:character-count="2502" meta:non-whitespace-character-count="2126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.dotm" xlink:href=""/>
  </office:meta>
</office:document-meta>
</file>